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edc" officeooo:paragraph-rsid="001caedc"/>
    </style:style>
    <style:style style:name="P2" style:family="paragraph" style:parent-style-name="Standard">
      <style:text-properties officeooo:rsid="001d2668" officeooo:paragraph-rsid="001d2668"/>
    </style:style>
    <style:style style:name="P3" style:family="paragraph" style:parent-style-name="Standard">
      <style:text-properties officeooo:rsid="001d2668" officeooo:paragraph-rsid="001d2668"/>
    </style:style>
    <style:style style:name="P4" style:family="paragraph" style:parent-style-name="Standard">
      <style:text-properties officeooo:rsid="001fe6fe" officeooo:paragraph-rsid="001fe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 URI</text:p>
      <text:p text:style-name="P1">mongodb://viniminato:9vk1aplp@jello.modulusmongo.net:27017/bos6yGib</text:p>
      <text:p text:style-name="P1">MONGO CONSOLE</text:p>
      <text:p text:style-name="P1">mongo jello.modulusmongo.net:27017/bos6yGib -u &lt;user&gt; -p &lt;pass&gt;</text:p>
      <text:p text:style-name="P1"/>
      <text:p text:style-name="P1"/>
      <text:p text:style-name="P2">user:vinicius</text:p>
      <text:p text:style-name="P2">pass:9vk1aplp</text:p>
      <text:p text:style-name="P2"/>
      <text:p text:style-name="P2">MONGO URI</text:p>
      <text:p text:style-name="P2">mongodb://&lt;vinicius&gt;:&lt;9vk1aplp&gt;@jello.modulusmongo.net:27017/iJy9xusy</text:p>
      <text:p text:style-name="P2">MONGO CONSOLE</text:p>
      <text:p text:style-name="P2">mongo jello.modulusmongo.net:27017/iJy9xusy -u &lt;user&gt; -p &lt;pass&gt;</text:p>
      <text:p text:style-name="P2"/>
      <text:p text:style-name="P4">website-90677.onmodulus.ne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2:52:35.548596923</meta:creation-date>
    <dc:date>2016-09-24T16:36:44.775451628</dc:date>
    <meta:editing-duration>PT32M22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1" meta:paragraph-count="11" meta:word-count="25" meta:character-count="359" meta:non-whitespace-character-count="345"/>
  </office:meta>
</office:document-meta>
</file>